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fb4" officeooo:paragraph-rsid="00079fb4"/>
    </style:style>
    <style:style style:name="P2" style:family="paragraph" style:parent-style-name="Standard">
      <style:text-properties officeooo:rsid="00079fb4" officeooo:paragraph-rsid="00079fb4"/>
    </style:style>
    <style:style style:name="P3" style:family="paragraph" style:parent-style-name="Standard">
      <style:text-properties officeooo:rsid="00079fb4" officeooo:paragraph-rsid="00084513"/>
    </style:style>
    <style:style style:name="P4" style:family="paragraph" style:parent-style-name="Standard">
      <style:text-properties officeooo:rsid="00084513" officeooo:paragraph-rsid="00084513"/>
    </style:style>
    <style:style style:name="T1" style:family="text">
      <style:text-properties officeooo:rsid="000845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– <text:span text:style-name="T1">4</text:span>:</text:p>
      <text:p text:style-name="P4">For bin4 executable stack protection will be enabled again. Perform a</text:p>
      <text:p text:style-name="P4">standard ret2libc attack on the binary.</text:p>
      <text:p text:style-name="P4"/>
      <text:p text:style-name="P1">Steps Performed:</text:p>
      <text:p text:style-name="P1">1) Finding vulnerable part in printer.c</text:p>
      <text:p text:style-name="P1"/>
      <text:p text:style-name="P4">2) As Executable stack protection is enabled in bin4 so we cant directly place hex shellcode onto the stack instead the address of ‘system’ function followed by address of ‘/bin/sh’ need to to inserted in stack which are found from libc</text:p>
      <text:p text:style-name="P4">Commands in gdb for the same:</text:p>
      <text:p text:style-name="P4">p system --&gt; Address of ‘system’ function</text:p>
      <text:p text:style-name="P4">info proc map --&gt; starting and ending address of libc</text:p>
      <text:p text:style-name="P4">find source dest searchString --&gt; to search within address space of libc</text:p>
      <text:p text:style-name="P1"/>
      <text:p text:style-name="P1"><text:span text:style-name="T1">3</text:span>) Finding return Address locations by trying different payload sizes</text:p>
      <text:p text:style-name="P1"/>
      <text:p text:style-name="P3"><text:span text:style-name="T1">4</text:span>) Filling the buffer with No operations, <text:span text:style-name="T1">and return address with </text:span>‘<text:span text:style-name="T1">address of system function’ </text:span><text:s/>followed by <text:span text:style-name="T1"><text:s/>‘address of exit’ , ‘address of /bin/sh’</text:span> .</text:p>
      <text:p text:style-name="P1"/>
      <text:p text:style-name="P1">ScreenShots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3:26:42.825489313</meta:creation-date>
    <dc:date>2020-03-16T19:06:02.638216530</dc:date>
    <meta:editing-duration>PT11M44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3" meta:word-count="142" meta:character-count="839" meta:non-whitespace-character-count="710"/>
  </office:meta>
</office:document-meta>
</file>